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Item.ClientItem( Session session , RemoteItem remote ,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ientItem.getDep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Item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Item.getAncestor( int 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Item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Item.getPa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Item.is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Item.refresh( boolean keepChan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Item.accept( Item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ientItem.sa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Item.isNe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Item.i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Item.isSame( Item ite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ientItem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Item.ge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